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02FD94DB7D74A4D541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13562b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15b039" style:font-size-asian="14pt" style:font-size-complex="14pt"/>
    </style:style>
    <style:style style:name="P4" style:family="paragraph" style:parent-style-name="Preformatted_20_Text">
      <style:text-properties style:font-name="sans-serif" fo:font-size="10.5pt" officeooo:paragraph-rsid="000f2a26" style:font-size-asian="14pt" style:font-size-complex="14pt"/>
    </style:style>
    <style:style style:name="P5" style:family="paragraph" style:parent-style-name="Preformatted_20_Text">
      <style:text-properties style:font-name="Liberation Serif" fo:font-size="14pt" style:font-size-asian="14pt" style:font-size-complex="14pt"/>
    </style:style>
    <style:style style:name="P6" style:family="paragraph" style:parent-style-name="Preformatted_20_Text">
      <style:text-properties style:font-name="Liberation Serif" fo:font-size="14pt" officeooo:paragraph-rsid="0013562b" style:font-size-asian="14pt" style:font-size-complex="14pt"/>
    </style:style>
    <style:style style:name="T1" style:family="text">
      <style:text-properties officeooo:rsid="0015b03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4Лабораторная работа. Методы сортировки массивов</text:p>
      <text:p text:style-name="P4">Цель:получить практические навыки использования различных алгоритмов сортировки массивов в С++.</text:p>
      <text:p text:style-name="P1"/>
      <text:p text:style-name="P1"><draw:frame draw:style-name="fr1" draw:name="Image1" text:anchor-type="paragraph" svg:width="12.965cm" svg:height="1.244cm" draw:z-index="0"><draw:image xlink:href="Pictures/10000201000001EA0000002FD94DB7D74A4D5416.png" xlink:type="simple" xlink:show="embed" xlink:actuate="onLoad" loext:mime-type="image/png"/></draw:frame></text:p>
      <text:p text:style-name="P2">#include &lt;iostream&gt;</text:p>
      <text:p text:style-name="P2"/>
      <text:p text:style-name="P2">using namespace std;</text:p>
      <text:p text:style-name="P2">void bubbleSort(int *num, int size)</text:p>
      <text:p text:style-name="P2">{</text:p>
      <text:p text:style-name="P2"><text:s text:c="2"/>// Для всех элементов</text:p>
      <text:p text:style-name="P2"><text:s text:c="2"/>for (int i = 0; i &lt; size - 1; i++)</text:p>
      <text:p text:style-name="P2"><text:s text:c="2"/>{</text:p>
      <text:p text:style-name="P2"><text:s text:c="4"/>for (int j = (size - 1); j &gt; i; j--) // для всех элементов после i-ого</text:p>
      <text:p text:style-name="P2"><text:s text:c="4"/>{</text:p>
      <text:p text:style-name="P2"><text:s text:c="6"/>if (num[j - 1] &lt; num[j]) // если текущий элемент меньше предыдущего</text:p>
      <text:p text:style-name="P2"><text:s text:c="6"/>{</text:p>
      <text:p text:style-name="P2"><text:s text:c="8"/>int temp = num[j - 1]; // меняем их местами</text:p>
      <text:p text:style-name="P2"><text:s text:c="8"/>num[j - 1] = num[j];</text:p>
      <text:p text:style-name="P2"><text:s text:c="8"/>num[j] = temp;</text:p>
      <text:p text:style-name="P2"><text:s text:c="6"/>}</text:p>
      <text:p text:style-name="P2"><text:s text:c="4"/>}</text:p>
      <text:p text:style-name="P2"><text:s text:c="2"/>}</text:p>
      <text:p text:style-name="P2">}</text:p>
      <text:p text:style-name="P2">int main(){</text:p>
      <text:p text:style-name="P2"><text:tab/>const int M=8;</text:p>
      <text:p text:style-name="P2"><text:tab/>const int N=5;</text:p>
      <text:p text:style-name="P2"><text:tab/>int arr[M][N],A[M*N],B[M*N];</text:p>
      <text:p text:style-name="P2"><text:tab/>for(int i=0;i&lt;M;i++){</text:p>
      <text:p text:style-name="P2"><text:tab/><text:tab/>for(int j=0;j&lt;N;j++){</text:p>
      <text:p text:style-name="P2"><text:tab/><text:tab/><text:tab/>arr[i][j] = rand() % 100+1;</text:p>
      <text:p text:style-name="P2"><text:tab/><text:tab/><text:tab/>B[i*N+j] = arr[i][j];</text:p>
      <text:p text:style-name="P3"><text:tab/><text:tab/><text:tab/><text:span text:style-name="T1">A</text:span>[i*N+j] = arr[i][j];</text:p>
      <text:p text:style-name="P2"><text:tab/><text:tab/><text:tab/>cout &lt;&lt; arr[i][j] &lt;&lt; " <text:s/>" &lt;&lt; i*N+j &lt;&lt; endl;</text:p>
      <text:p text:style-name="P2"><text:tab/><text:tab/>}</text:p>
      <text:p text:style-name="P3"><text:tab/>}</text:p>
      <text:p text:style-name="P2"><text:tab/>bubbleSort(B, M*N);</text:p>
      <text:p text:style-name="P2"><text:tab/>for(int i=0; i&lt;M*N; i++){</text:p>
      <text:p text:style-name="P2"><text:tab/> <text:s text:c="3"/>cout &lt;&lt; A[i] &lt;&lt; " "; <text:s text:c="2"/></text:p>
      <text:p text:style-name="P2"><text:tab/>}</text:p>
      <text:p text:style-name="P2"><text:soft-page-break/><text:tab/>cout &lt;&lt; endl;</text:p>
      <text:p text:style-name="P2"><text:tab/>for(int i=0; i&lt;M*N; i++){</text:p>
      <text:p text:style-name="P2"><text:tab/> <text:s text:c="3"/>cout &lt;&lt; B[i] &lt;&lt; " "; <text:s text:c="2"/></text:p>
      <text:p text:style-name="P2"><text:tab/>}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6T18:28:13.669791426</dc:date>
    <meta:editing-duration>PT18M10S</meta:editing-duration>
    <meta:editing-cycles>8</meta:editing-cycles>
    <meta:document-statistic meta:table-count="0" meta:image-count="1" meta:object-count="0" meta:page-count="2" meta:paragraph-count="42" meta:word-count="163" meta:character-count="960" meta:non-whitespace-character-count="730"/>
  </office:meta>
</office:document-meta>
</file>